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20000002429FD4D1F.png"/>
  <manifest:file-entry manifest:media-type="image/png" manifest:full-path="Pictures/10000201000000D10000002443355099.png"/>
  <manifest:file-entry manifest:media-type="image/png" manifest:full-path="Pictures/100002010000008900000024E57D7B16.png"/>
  <manifest:file-entry manifest:media-type="image/png" manifest:full-path="Pictures/10000201000000770000001443F5E6D6.png"/>
  <manifest:file-entry manifest:media-type="image/png" manifest:full-path="Pictures/100002010000009D0000002F50E756E2.png"/>
  <manifest:file-entry manifest:media-type="image/png" manifest:full-path="Pictures/10000201000000C200000024B97655EA.png"/>
  <manifest:file-entry manifest:media-type="image/png" manifest:full-path="Pictures/1000020100000069000000146EC2CBE2.png"/>
  <manifest:file-entry manifest:media-type="image/png" manifest:full-path="Pictures/100002010000007B00000014CA2F7C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name-asian="Times New Roman"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sian="Times New Roman"/>
    </style:style>
    <style:style style:name="P5" style:family="paragraph" style:parent-style-name="Standard">
      <style:paragraph-properties fo:margin-top="0in" fo:margin-bottom="0.139in"/>
      <style:text-properties style:font-name-asian="Times New Roman"/>
    </style:style>
    <style:style style:name="P6" style:family="paragraph" style:parent-style-name="Standard" style:master-page-name="Standard">
      <style:paragraph-properties style:page-number="auto"/>
      <style:text-properties fo:font-weight="bold" style:font-weight-asian="bold" style:font-weight-complex="bold"/>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text-properties style:font-name-asian="Times New Roman"/>
    </style:style>
    <style:style style:name="T1" style:family="text">
      <style:text-properties style:font-name="Cambria Math"/>
    </style:style>
    <style:style style:name="T2" style:family="text">
      <style:text-properties style:font-name="Cambria Math" style:font-name-asian="Times New Roman"/>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Background Information</text:p>
      <text:p text:style-name="Standard">The objective of this lab is to explore the sending and receiving of data using the c8051 microcontroller. One method, as used in part 1 of the lab, is to make use of the Receive Interrupt flags, RI0 and RI1, to communicate between UARTs running on different baudrates. Another method of communicating between the UARTs is to use ISRs, as in part 2. To communicate between slave and master devices, as in part 3, SPI is used. </text:p>
      <text:p text:style-name="Standard"/>
      <text:p text:style-name="P1">Materials and Methods / Procedures</text:p>
      <text:p text:style-name="Standard">The three sections to this lab are: Introduction to Asynchronous Serial Communications Port, Asynchronous Serial Port Setup, and Synchronous Serial Port. The first section requires the setup of the 8051’s onboard serial port and the wiring of another serial port, via a DB-9 connector, onto the pins of the 8051. UART0, the 8051’s native serial port, needs to be hooked up to Timer2, while UART1, the 8051’s other serial port, will automatically use Timer1. The UARTs derive their baud rates from these timers. Two timers were used in this case to allow the serial ports to support two different baud rates. UART0 operates with a baud rate of 9600 and UART1 operates with a baud rate of 115200. The baud rates are derived below:</text:p>
      <text:p text:style-name="P7">Timer2:</text:p>
      <text:p text:style-name="P3"><draw:frame draw:style-name="fr1" draw:name="graphics1" text:anchor-type="as-char" svg:width="2.1772in" svg:height="0.3752in" draw:z-index="0"><draw:image xlink:href="Pictures/10000201000000D10000002443355099.png" xlink:type="simple" xlink:show="embed" xlink:actuate="onLoad"/></draw:frame><text:span text:style-name="T1"><text:line-break/></text:span><draw:frame draw:style-name="fr1" draw:name="graphics2" text:anchor-type="as-char" svg:width="1.6866in" svg:height="0.3752in" draw:z-index="1"><draw:image xlink:href="Pictures/10000201000000A20000002429FD4D1F.png" xlink:type="simple" xlink:show="embed" xlink:actuate="onLoad"/></draw:frame><text:span text:style-name="T2"><text:line-break/></text:span><draw:frame draw:style-name="fr1" draw:name="graphics3" text:anchor-type="as-char" svg:width="2.0201in" svg:height="0.3752in" draw:z-index="2"><draw:image xlink:href="Pictures/10000201000000C200000024B97655EA.png" xlink:type="simple" xlink:show="embed" xlink:actuate="onLoad"/></draw:frame><text:span text:style-name="T2"><text:line-break/></text:span><draw:frame draw:style-name="fr1" draw:name="graphics4" text:anchor-type="as-char" svg:width="1.2398in" svg:height="0.2083in" draw:z-index="3"><draw:image xlink:href="Pictures/10000201000000770000001443F5E6D6.png" xlink:type="simple" xlink:show="embed" xlink:actuate="onLoad"/></draw:frame></text:p>
      <text:p text:style-name="P8">Timer1:</text:p>
      <text:p text:style-name="P3"><draw:frame draw:style-name="fr1" draw:name="graphics5" text:anchor-type="as-char" svg:width="1.6346in" svg:height="0.4898in" draw:z-index="4"><draw:image xlink:href="Pictures/100002010000009D0000002F50E756E2.png" xlink:type="simple" xlink:show="embed" xlink:actuate="onLoad"/></draw:frame><text:span text:style-name="T2"><text:line-break/></text:span><draw:frame draw:style-name="fr1" draw:name="graphics6" text:anchor-type="as-char" svg:width="1.4272in" svg:height="0.3752in" draw:z-index="5"><draw:image xlink:href="Pictures/100002010000008900000024E57D7B16.png" xlink:type="simple" xlink:show="embed" xlink:actuate="onLoad"/></draw:frame><text:span text:style-name="T2"><text:line-break/></text:span><draw:frame draw:style-name="fr1" draw:name="graphics7" text:anchor-type="as-char" svg:width="1.0937in" svg:height="0.2083in" draw:z-index="6"><draw:image xlink:href="Pictures/1000020100000069000000146EC2CBE2.png" xlink:type="simple" xlink:show="embed" xlink:actuate="onLoad"/></draw:frame><text:span text:style-name="T2"><text:line-break/></text:span><draw:frame draw:style-name="fr1" draw:name="graphics8" text:anchor-type="as-char" svg:width="1.2811in" svg:height="0.2083in" draw:z-index="7"><draw:image xlink:href="Pictures/100002010000007B00000014CA2F7C0A.png" xlink:type="simple" xlink:show="embed" xlink:actuate="onLoad"/></draw:frame></text:p>
      <text:p text:style-name="P4">With these timers in place, the two serial ports will now output at the desired baud rates. To check for whether each serial port has received a value from the terminal, the program needs to check the RI flag on each port. RI0 is found on the UART0_PAGE and RI1 is on the UART1_PAGE. The program will constantly check for both flags by switching between the pages and check the appropriate port. If the flag has been tripped, the program first echoes the character onto the current UART page and then switches over to the other page and prints the character there. The flag is then cleared and the program moves on.</text:p>
      <text:p text:style-name="P4">Part 2 utilizes the interrupt service routines for the UARTs instead of manually changing the pages and checking the flags. This requires that the interrupts are enabled. This is done with ES0 and EIE2 for enabling UART0 and UART1 interrupts respectively. Once these settings have been made, the interrupt service routine functions need to be made. Both routines perform the same basic function: switch to the interesting page, check for the RI flag to be tripped, if this flag is tripped, then set another flag to print, then the RI flag is lowered. The main function checks the print flags continually and will print the character it receives from one serial port to both serial ports. However, due to the nature of interrupts on the 8051, the UART0 interrupt (4) is treated with greater priority than the UART1 (20). In order to be fair and have each interrupt take place, a setting is made in EIP2, which would raise the interrupt priority of UART1, making it take place over UART0. This setting is turned on and off repeatedly, giving both interrupts a chance to occur. Extending this section of the lab, we communicate with another 8051 using UART1. The input from their UART1 is tied to the output of our UART1 and vice versa. Two terminals attached to UART0 on both sides then print out characters received from the terminal or from UART1.</text:p>
      <text:p text:style-name="P4"><text:soft-page-break/>Part 3 deals with master slave interaction via SPI. Initially, we had the 8051 talk to its own SPI port by running the program with a loop-back wire. The program listens for a character and echoes it to the SPI port. The program then reads off the SPI buffer, where the character has been placed, thanks to the loop-back wire. Extending this, the 8051 then used a HC11 EVB board as a slave. The slave board would take values it receives from the SPI port and echo it back. This process took an extra step due to the nature of the SPI buffers. In order to read the value from the SPI port, there had to be an extra dummy byte-written. </text:p>
      <text:p text:style-name="Standard"/>
      <text:p text:style-name="P2">Results/Analysis</text:p>
      <text:p text:style-name="P4">We were able to successfully have UART0 and UART1 communicate with each other-- any input received from either UARTs is mirrored on the other.</text:p>
      <text:p text:style-name="P4">A problem in part 2 of the lab was that, because UART0 interrupts have a higher priority (4) than UART1 interrupts (20), and because UART0 is always transmit-ready, UART0_ISR gets called constantly, preventing UART1_ISR from being called. To get around this, the priority of UART1 interrupts gets switched between 20 and 1-- higher than that of UART0 interrupts, so that both have a chance of being called. However, characters may get lost if they are typed while the 'wrong' UART interrupt has higher priority.</text:p>
      <text:p text:style-name="P4">Part 3 was completed successfully after fighting with the ribbon cable.</text:p>
      <text:p text:style-name="P5">In testing the limit of SPI0CKR for which communication is reliable, we got 48kHz (SPI0CKR = 0xE4) to be the minimum reliable frequency with baudrate of 9600. For any lower value of SPI0CKR, characters are sent and received as they shou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3S</meta:editing-duration>
    <meta:editing-cycles>3</meta:editing-cycles>
    <meta:generator>OpenOffice.org/3.3$Win32 OpenOffice.org_project/330m20$Build-9567</meta:generator>
    <dc:date>2012-10-18T14:21:47.68</dc:date>
    <meta:document-statistic meta:table-count="0" meta:image-count="8" meta:object-count="0" meta:page-count="2" meta:paragraph-count="16" meta:word-count="837" meta:character-count="4826"/>
    <dc:creator>Shirley Du</dc:creator>
    <meta:user-defined meta:name="Info 1"/>
    <meta:user-defined meta:name="Info 2"/>
    <meta:user-defined meta:name="Info 3"/>
    <meta:user-defined meta:name="Info 4"/>
  </office:meta>
</office:document-meta>
</file>